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000007" calcext:value-type="float">
            <text:p>1.000000070</text:p>
          </table:table-cell>
          <table:table-cell table:formula="of:=[.B1]*10-1" office:value-type="float" office:value="9.0000007" calcext:value-type="float">
            <text:p>9.0000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797408" calcext:value-type="float">
            <text:p>0.617974080</text:p>
          </table:table-cell>
          <table:table-cell table:formula="of:=[.B2]*10-1" office:value-type="float" office:value="5.1797408" calcext:value-type="float">
            <text:p>5.1797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712909" calcext:value-type="float">
            <text:p>0.657129090</text:p>
          </table:table-cell>
          <table:table-cell table:formula="of:=[.B3]*10-1" office:value-type="float" office:value="5.5712909" calcext:value-type="float">
            <text:p>5.5712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3362274" calcext:value-type="float">
            <text:p>0.693362274</text:p>
          </table:table-cell>
          <table:table-cell table:formula="of:=[.B4]*10-1" office:value-type="float" office:value="5.93362274" calcext:value-type="float">
            <text:p>5.933622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2057397" calcext:value-type="float">
            <text:p>0.772057397</text:p>
          </table:table-cell>
          <table:table-cell table:formula="of:=[.B5]*10-1" office:value-type="float" office:value="6.72057397" calcext:value-type="float">
            <text:p>6.720573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34325011" calcext:value-type="float">
            <text:p>0.834325011</text:p>
          </table:table-cell>
          <table:table-cell table:formula="of:=[.B6]*10-1" office:value-type="float" office:value="7.34325011" calcext:value-type="float">
            <text:p>7.34325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65351828" calcext:value-type="float">
            <text:p>0.865351828</text:p>
          </table:table-cell>
          <table:table-cell table:formula="of:=[.B7]*10-1" office:value-type="float" office:value="7.65351828" calcext:value-type="float">
            <text:p>7.653518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4559079" calcext:value-type="float">
            <text:p>0.924559079</text:p>
          </table:table-cell>
          <table:table-cell table:formula="of:=[.B8]*10-1" office:value-type="float" office:value="8.24559079" calcext:value-type="float">
            <text:p>8.245590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48781484" calcext:value-type="float">
            <text:p>0.948781484</text:p>
          </table:table-cell>
          <table:table-cell table:formula="of:=[.B9]*10-1" office:value-type="float" office:value="8.48781484" calcext:value-type="float">
            <text:p>8.487814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7333721" calcext:value-type="float">
            <text:p>0.973337210</text:p>
          </table:table-cell>
          <table:table-cell table:formula="of:=[.B10]*10-1" office:value-type="float" office:value="8.7333721" calcext:value-type="float">
            <text:p>8.73337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4467416" calcext:value-type="float">
            <text:p>0.984467416</text:p>
          </table:table-cell>
          <table:table-cell table:formula="of:=[.B11]*10-1" office:value-type="float" office:value="8.84467416" calcext:value-type="float">
            <text:p>8.844674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92130025" calcext:value-type="float">
            <text:p>0.992130025</text:p>
          </table:table-cell>
          <table:table-cell table:formula="of:=[.B12]*10-1" office:value-type="float" office:value="8.92130025" calcext:value-type="float">
            <text:p>8.921300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96026764" calcext:value-type="float">
            <text:p>0.996026764</text:p>
          </table:table-cell>
          <table:table-cell table:formula="of:=[.B13]*10-1" office:value-type="float" office:value="8.96026764" calcext:value-type="float">
            <text:p>8.960267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6026764" calcext:value-type="float">
            <text:p>0.996026764</text:p>
          </table:table-cell>
          <table:table-cell table:formula="of:=[.B14]*10-1" office:value-type="float" office:value="8.96026764" calcext:value-type="float">
            <text:p>8.960267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0000007" calcext:value-type="float">
            <text:p>1.000000070</text:p>
          </table:table-cell>
          <table:table-cell table:formula="of:=[.B15]*10-1" office:value-type="float" office:value="9.0000007" calcext:value-type="float">
            <text:p>9.00000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8013005" calcext:value-type="float">
            <text:p>0.998013005</text:p>
          </table:table-cell>
          <table:table-cell table:formula="of:=[.B16]*10-1" office:value-type="float" office:value="8.98013005" calcext:value-type="float">
            <text:p>8.98013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0000007" calcext:value-type="float">
            <text:p>1.000000070</text:p>
          </table:table-cell>
          <table:table-cell table:formula="of:=[.B17]*10-1" office:value-type="float" office:value="9.0000007" calcext:value-type="float">
            <text:p>9.00000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0000007" calcext:value-type="float">
            <text:p>1.000000070</text:p>
          </table:table-cell>
          <table:table-cell table:formula="of:=[.B18]*10-1" office:value-type="float" office:value="9.0000007" calcext:value-type="float">
            <text:p>9.00000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0000007" calcext:value-type="float">
            <text:p>1.000000070</text:p>
          </table:table-cell>
          <table:table-cell table:formula="of:=[.B19]*10-1" office:value-type="float" office:value="9.0000007" calcext:value-type="float">
            <text:p>9.00000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0000007" calcext:value-type="float">
            <text:p>1.000000070</text:p>
          </table:table-cell>
          <table:table-cell table:formula="of:=[.B20]*10-1" office:value-type="float" office:value="9.0000007" calcext:value-type="float">
            <text:p>9.0000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0000007" calcext:value-type="float">
            <text:p>1.000000070</text:p>
          </table:table-cell>
          <table:table-cell table:formula="of:=[.B21]*10-1" office:value-type="float" office:value="9.0000007" calcext:value-type="float">
            <text:p>9.0000007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 style:data-style-name="N2" text:time-value="0000-00-00T00:00:03.076376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2:42:01.372283686</meta:creation-date>
    <meta:editing-duration>P0D</meta:editing-duration>
    <meta:editing-cycles>2</meta:editing-cycles>
    <meta:generator>LibreOffice/4.1.3.2$Linux_X86_64 LibreOffice_project/410m0$Build-2</meta:generator>
    <dc:date>2013-12-27T12:45:51.706948238</dc:date>
    <meta:document-statistic meta:table-count="1" meta:cell-count="63" meta:object-count="0"/>
  </office:meta>
</office:document-meta>
</file>